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b0ce3"/>
    </style:style>
    <style:style style:name="P2" style:family="paragraph" style:parent-style-name="Standard">
      <style:paragraph-properties fo:text-align="center" style:justify-single-word="false"/>
      <style:text-properties fo:font-size="20pt" fo:font-weight="bold" officeooo:paragraph-rsid="000b0ce3" style:font-size-asian="20pt" style:font-weight-asian="bold" style:font-size-complex="20pt" style:font-weight-complex="bold"/>
    </style:style>
    <style:style style:name="P3" style:family="paragraph" style:parent-style-name="Standard">
      <style:paragraph-properties fo:text-align="end" style:justify-single-word="false"/>
      <style:text-properties fo:font-size="12pt" fo:font-weight="normal" officeooo:paragraph-rsid="000b0ce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b93f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0be57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0ed34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0f728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106b0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paragraph-rsid="00125be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paragraph-rsid="0012fa0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paragraph-rsid="00131f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paragraph-rsid="0016124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paragraph-rsid="0017c5bb" style:font-size-asian="10.5pt" style:font-weight-asian="normal" style:font-size-complex="12pt" style:font-weight-complex="normal"/>
    </style:style>
    <style:style style:name="T1" style:family="text">
      <style:text-properties officeooo:rsid="000b0ce3"/>
    </style:style>
    <style:style style:name="T2" style:family="text">
      <style:text-properties officeooo:rsid="000b93fd"/>
    </style:style>
    <style:style style:name="T3" style:family="text">
      <style:text-properties officeooo:rsid="000be577"/>
    </style:style>
    <style:style style:name="T4" style:family="text">
      <style:text-properties officeooo:rsid="000d19a9"/>
    </style:style>
    <style:style style:name="T5" style:family="text">
      <style:text-properties officeooo:rsid="000ed349"/>
    </style:style>
    <style:style style:name="T6" style:family="text">
      <style:text-properties officeooo:rsid="000f7283"/>
    </style:style>
    <style:style style:name="T7" style:family="text">
      <style:text-properties officeooo:rsid="00106b07"/>
    </style:style>
    <style:style style:name="T8" style:family="text">
      <style:text-properties officeooo:rsid="00125be1"/>
    </style:style>
    <style:style style:name="T9" style:family="text">
      <style:text-properties officeooo:rsid="0012fa0d"/>
    </style:style>
    <style:style style:name="T10" style:family="text">
      <style:text-properties officeooo:rsid="00131fd8"/>
    </style:style>
    <style:style style:name="T11" style:family="text">
      <style:text-properties officeooo:rsid="0016124c"/>
    </style:style>
    <style:style style:name="T12" style:family="text">
      <style:text-properties officeooo:rsid="00175456"/>
    </style:style>
    <style:style style:name="T13" style:family="text">
      <style:text-properties officeooo:rsid="0017c5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llaume Desbieys</text:span></text:p>
      <text:p text:style-name="P1"><text:span text:style-name="T1">Hubert Mondon</text:span></text:p>
      <text:p text:style-name="P1"><text:span text:style-name="T1">IN60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Projet Informatique Théorique 2</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p>
      <text:p text:style-name="P3"><text:span text:style-name="T1"/></text:p>
      <text:p text:style-name="P3"><text:span text:style-name="T1"/></text:p>
      <text:p text:style-name="P3"><text:span text:style-name="T1">Université Bordeaux 1 – 2012/2013</text:span></text:p>
      <text:p text:style-name="P3"><text:soft-page-break/></text:p>
      <text:p text:style-name="P4"><text:span text:style-name="T2">Dans ce rapport nous allons présenter le fonctionnement des fonctions que nous avons du implémentées ainsi que les choix qui ont été fait concernant certaines d'entre elles.</text:span></text:p>
      <text:p text:style-name="P5"><text:span text:style-name="T3">Dans chacune des parties de ce rapport nous allons présenter une fonction.</text:span></text:p>
      <text:p text:style-name="P5"><text:span text:style-name="T3"/></text:p>
      <text:p text:style-name="P5"><text:span text:style-name="T3"/></text:p>
      <text:p text:style-name="P5"><text:span text:style-name="T3">1. Compléter</text:span></text:p>
      <text:p text:style-name="P5"><text:span text:style-name="T3"/></text:p>
      <text:p text:style-name="P5"><text:span text:style-name="T3">Pour cette fonction nous renumérotons l'ensemble des états pour que les noms des états soient des numéros. De plus cela nous permet de pouvoir donner facilement un nom à notre état puits. Le nom du puits est nommé en fonction du numéro d'état maximal auquel on ajoute 1. </text:span><text:span text:style-name="T4">Cela permet d'éviter des conflits dans le cas où le nom de notre puits serait le même qu'un état déjà présent dans l'automate.</text:span></text:p>
      <text:p text:style-name="P6"><text:span text:style-name="T5">Nous avons aussi un booléen `isComplet` nous permettant de créer le puits que si nécessaire. Au départ il est à `true` et dès que l'on a besoin d'ajouter une transition d'un état vers le puits, nous le passons à `false` et à ce moment là nous créons le puits.</text:span></text:p>
      <text:p text:style-name="P6"><text:span text:style-name="T5"/></text:p>
      <text:p text:style-name="P7"><text:span text:style-name="T6">2. Union</text:span></text:p>
      <text:p text:style-name="P7"><text:span text:style-name="T6"/></text:p>
      <text:p text:style-name="P8"><text:span text:style-name="T7">Nous créons tout d'abord un automate vide (sans état, ni transition), nous nous basons sur le fait que <text:s text:c="2"/>le caractère représentant une epsilon transition est le même dans les deux automates.</text:span></text:p>
      <text:p text:style-name="P9"><text:span text:style-name="T8">Pour ajouter les états dans le nouvel automate nous faisons une double boucle pour parcourir à la fois les états de A1 et les états de A2 et on obtient les nouveaux états en faisant le produit cartésien des états de A1 avec ceux de A2.</text:span></text:p>
      <text:p text:style-name="P10"><text:span text:style-name="T9">Les automates en entrée doivent être déterministe par conséquent le nouvel état initial est le couple (état initial de A1;état initial de A2).</text:span></text:p>
      <text:p text:style-name="P11"><text:span text:style-name="T10">Ensuite pour ajouter les transitions on parcours l'alphabet et on regarde pour chaque état de A1 et de A2 les états accessibles qui sont identiques pour le même caractère. Si c'est le cas on peut ajouter la transition.</text:span></text:p>
      <text:p text:style-name="P11"><text:span text:style-name="T10"/></text:p>
      <text:p text:style-name="P12"><text:span text:style-name="T11">3. Intersection</text:span></text:p>
      <text:p text:style-name="P12"><text:span text:style-name="T11"/></text:p>
      <text:p text:style-name="P12"><text:span text:style-name="T11">Cette méthode est identique à la fonction de l'union au niveau du principe. La seule différence réside dans la boucle permettant d'ajouter les états de A1 et de A2 dans le nouvel automate. </text:span><text:span text:style-name="T12">Si l'état x de A1 est final et que y de A2 l'est aussi, alors le nouvel état xy sera final dans notre nouvel automate.</text:span></text:p>
      <text:p text:style-name="P12"><text:span text:style-name="T12"/></text:p>
      <text:p text:style-name="P13"><text:span text:style-name="T13">4. Miroir</text:span></text:p>
      <text:p text:style-name="P13"><text:span text:style-name="T13"/></text:p>
      <text:p text:style-name="P13"><text:span text:style-name="T13"/></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3-03-27T15:15:05</meta:creation-date>
    <dc:date>2013-03-27T15:37:53</dc:date>
    <dc:creator>guillaume </dc:creator>
    <meta:editing-duration>PT20M6S</meta:editing-duration>
    <meta:editing-cycles>15</meta:editing-cycles>
    <meta:generator>LibreOffice/3.6$Linux_x86 LibreOffice_project/360m1$Build-2</meta:generator>
    <meta:document-statistic meta:table-count="0" meta:image-count="0" meta:object-count="0" meta:page-count="2" meta:paragraph-count="18" meta:word-count="377" meta:character-count="2139" meta:non-whitespace-character-count="1778"/>
  </office:meta>
</office:document-meta>
</file>